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body>
    <office:text>
      <text:h text:style-name="Heading_20_1">Bureau de la protection fonctionnelle</text:h>
      <text:p>N° {d.beneficiaire.numeroDecision}</text:p>
      <text:p>Paris, le {d.dateDocument}</text:p>
      <text:h text:style-name="Heading_20_1">CONVENTION D'HONORAIRES</text:h>
      <text:p>ENTRE LES SOUSSIGNÉS :</text:p>
      <text:p>L'État, représenté par le ministère des Armées, désigné ci-après comme « LE MINISTÈRE », agissant au nom et pour le compte de {d.beneficiaire.prenom} {d.beneficiaire.nom}, {d.beneficiaire.qualite} de {d.militaire.grade} {d.militaire.prenom} {d.militaire.nom}, bénéficiaire de la protection juridique accordée par décision n° {d.beneficiaire.numeroDecision}.</text:p>
      <text:p>ET</text:p>
      <text:p>Maître {d.avocat.prenom} {d.avocat.nom}, désigné ci-après comme « L'AVOCAT ».</text:p>
      <text:p>IL A ÉTÉ CONVENU CE QUI SUIT :</text:p>
      <text:h text:style-name="Heading_20_2">Article 1 - Objet</text:h>
      <text:p>La présente convention a pour objet de fixer les conditions dans lesquelles l'AVOCAT s'engage à défendre les intérêts du bénéficiaire dans le cadre de l'affaire {d.affaire.nom}, concernant les faits survenus le {d.affaire.dateFaits} à {d.affaire.lieu}.</text:p>
      <text:h text:style-name="Heading_20_2">Article 2 - Honoraires</text:h>
      <text:p>Les honoraires sont fixés à la somme forfaitaire de {d.convention.montant} HT, soit {d.convention.montantTTC} TTC (TVA à 20%).</text:p>
      <text:p>Une rémunération complémentaire de {d.convention.pourcentageResultats} sera appliquée sur les sommes obtenues au titre de l'article 700 du Code de procédure civile ou de l'article L. 761-1 du Code de justice administra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>
  <office:styles>
    <style:style style:name="Standard" style:family="paragraph"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>
  <office:meta>
    <meta:generator>PJC Application Template</meta:generator>
    <dc:title>Convention d'Honoraires - Template</dc:title>
    <meta:creation-date>2025-04-13T20:49:53.754Z</meta:creation-date>
  </office:meta>
</office:document-meta>
</file>